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528cm"/>
    </style:style>
    <style:style style:name="co7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0.296cm"/>
    </style:style>
    <style:style style:name="co15" style:family="table-column">
      <style:table-column-properties fo:break-before="auto" style:column-width="1.1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ackground-color="#99ff33" style:text-align-source="fix" style:repeat-content="false" fo:wrap-option="wrap"/>
      <style:paragraph-properties fo:text-align="center" fo:margin-left="0cm"/>
    </style:style>
    <style:style style:name="ce37" style:family="table-cell" style:parent-style-name="Default" style:data-style-name="N109">
      <style:table-cell-properties fo:background-color="transparent"/>
    </style:style>
    <style:style style:name="ce38" style:family="table-cell" style:parent-style-name="Default" style:data-style-name="N110"/>
    <style:style style:name="ce11" style:family="table-cell" style:parent-style-name="Default" style:data-style-name="N109"/>
    <style:style style:name="ce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wrap-option="wrap"/>
    </style:style>
    <style:style style:name="ce15" style:family="table-cell" style:parent-style-name="Default" style:data-style-name="N109">
      <style:table-cell-properties fo:background-color="transparent" fo:wrap-option="wrap"/>
    </style:style>
    <style:style style:name="ce43" style:family="table-cell" style:parent-style-name="Default" style:data-style-name="N109">
      <style:table-cell-properties fo:background-color="transparent" fo:wrap-option="wrap" fo:border="none"/>
    </style:style>
    <style:style style:name="ce16" style:family="table-cell" style:parent-style-name="Default" style:data-style-name="N110">
      <style:table-cell-properties fo:background-color="#ffcccc" fo:border="0.06pt solid #000000"/>
    </style:style>
    <style:style style:name="ce17" style:family="table-cell" style:parent-style-name="Default" style:data-style-name="N109">
      <style:table-cell-properties fo:background-color="#ffcccc" fo:border="0.06pt solid #000000"/>
    </style:style>
    <style:style style:name="ce44" style:family="table-cell" style:parent-style-name="Default">
      <style:table-cell-properties fo:background-color="#3333ff"/>
    </style:style>
    <style:style style:name="ce45" style:family="table-cell" style:parent-style-name="Default" style:data-style-name="N11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4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table:style-name="ce32"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8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16"/>
        </table:table-row>
        <table:table-row table:style-name="ro1">
          <table:table-cell table:style-name="ce32" table:number-columns-repeated="7"/>
          <table:table-cell table:number-columns-repeated="19"/>
        </table:table-row>
        <table:table-row table:style-name="ro2">
          <table:table-cell table:style-name="ce32" office:value-type="string" calcext:value-type="string">
            <text:p>Tx</text:p>
          </table:table-cell>
          <table:table-cell table:style-name="ce32" office:value-type="string" calcext:value-type="string">
            <text:p>Ty</text:p>
          </table:table-cell>
          <table:table-cell table:style-name="ce32" office:value-type="string" calcext:value-type="string">
            <text:p>Tz</text:p>
          </table:table-cell>
          <table:table-cell table:style-name="ce34" office:value-type="string" calcext:value-type="string">
            <text:p>Rh-rad</text:p>
          </table:table-cell>
          <table:table-cell table:style-name="ce36" office:value-type="string" calcext:value-type="string">
            <text:p>Rh-deg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eter’t</text:p>
          </table:table-cell>
          <table:table-cell table:style-name="ce40" office:value-type="string" calcext:value-type="string">
            <text:p>X-plus</text:p>
          </table:table-cell>
          <table:table-cell table:style-name="ce40" office:value-type="string" calcext:value-type="string">
            <text:p>Y-plus</text:p>
          </table:table-cell>
          <table:table-cell table:style-name="ce34" office:value-type="string" calcext:value-type="string">
            <text:p>Rk-P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P <text:s/>-deg</text:p>
          </table:table-cell>
          <table:table-cell table:style-name="ce44"/>
          <table:table-cell table:style-name="ce40" office:value-type="string" calcext:value-type="string">
            <text:p>X-min</text:p>
          </table:table-cell>
          <table:table-cell table:style-name="ce40" office:value-type="string" calcext:value-type="string">
            <text:p>Y-min</text:p>
          </table:table-cell>
          <table:table-cell table:style-name="ce34" office:value-type="string" calcext:value-type="string">
            <text:p>Rk-M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M -deg</text:p>
          </table:table-cell>
        </table:table-row>
        <table:table-row table:style-name="ro1">
          <table:table-cell table:number-columns-repeated="19"/>
          <table:table-cell table:style-name="ce44"/>
          <table:table-cell table:number-columns-repeated="6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5];[.C5])" office:value-type="float" office:value="0" calcext:value-type="float">
            <text:p>0.00</text:p>
          </table:table-cell>
          <table:table-cell table:style-name="ce37" table:formula="of:=[.D5]*180/PI()" office:value-type="float" office:value="0" calcext:value-type="float">
            <text:p>0.0</text:p>
          </table:table-cell>
          <table:table-cell table:style-name="ce35" table:formula="of:=-1*([.C5]*SIN([.D5]*-1)-[.A5]*COS([.D5]*-1))" office:value-type="float" office:value="13.78" calcext:value-type="float">
            <text:p>13.78</text:p>
          </table:table-cell>
          <table:table-cell table:formula="of:=[.B5]" office:value-type="float" office:value="-10.6" calcext:value-type="float">
            <text:p>-10.6</text:p>
          </table:table-cell>
          <table:table-cell table:style-name="ce35" table:formula="of:=bs*bs-bf*bf+[.F5]*[.F5]+[.G5]*[.G5]-bt*bt" office:value-type="float" office:value="229.514094" calcext:value-type="float">
            <text:p>229.51</text:p>
          </table:table-cell>
          <table:table-cell table:style-name="ce35" table:formula="of:=2*bt-2*[.F5]" office:value-type="float" office:value="-21.73" calcext:value-type="float">
            <text:p>-21.73</text:p>
          </table:table-cell>
          <table:table-cell table:style-name="ce35" table:formula="of:=1+([.I5]*[.I5])/(4*[.G5]*[.G5])" office:value-type="float" office:value="2.050625" calcext:value-type="float">
            <text:p>2.05</text:p>
          </table:table-cell>
          <table:table-cell table:style-name="ce35" table:formula="of:=(-2*bt)+(2*[.H5]*[.I5])/(4*[.G5]*[.G5])" office:value-type="float" office:value="-28.0235798443396" calcext:value-type="float">
            <text:p>-28.02</text:p>
          </table:table-cell>
          <table:table-cell table:style-name="ce35" table:formula="of:=bt*bt+([.H5]*[.H5])/(4*[.G5]*[.G5])-bs*bs" office:value-type="float" office:value="67.638056720899" calcext:value-type="float">
            <text:p>67.64</text:p>
          </table:table-cell>
          <table:table-cell table:style-name="ce11" table:formula="of:=[.K5]*[.K5]-4*[.J5]*[.L5]" office:value-type="float" office:value="230.519867038904" calcext:value-type="float">
            <text:p>230.5</text:p>
          </table:table-cell>
          <table:table-cell table:style-name="ce35" table:formula="of:=(-[.K5]+SQRT([.M5]))/(2*[.J5])" office:value-type="float" office:value="10.5349492391374" calcext:value-type="float">
            <text:p>10.53</text:p>
          </table:table-cell>
          <table:table-cell table:style-name="ce35" table:formula="of:=(bs*bs - bf*bf +[.F5]*[.F5]+[.G5]*[.G5]-bt*bt +[.N5]*(2*bt-2*[.F5]) ) /(2*[.G5])" office:value-type="float" office:value="-0.0278135393181305" calcext:value-type="float">
            <text:p>-0.03</text:p>
          </table:table-cell>
          <table:table-cell table:style-name="ce35" table:formula="of:=ATAN2(([.N5]-bt);[.O5]*-1 )" office:value-type="float" office:value="0.00365007888169844" calcext:value-type="float">
            <text:p>0.00</text:p>
          </table:table-cell>
          <table:table-cell table:style-name="ce15" table:formula="of:=[.P5]*180/PI()" office:value-type="float" office:value="0.209134114811152" calcext:value-type="float">
            <text:p>0.2</text:p>
          </table:table-cell>
          <table:table-cell table:style-name="ce16" table:formula="of:=ATAN2([.O5]-[.G5];[.F5]-[.N5])" office:value-type="float" office:value="0.297813604659531" calcext:value-type="float">
            <text:p>0.298</text:p>
          </table:table-cell>
          <table:table-cell table:style-name="ce17" table:formula="of:=[.R5]*180/PI()-btoa" office:value-type="float" office:value="0.000275097403850566" calcext:value-type="float">
            <text:p>0.0</text:p>
          </table:table-cell>
          <table:table-cell table:style-name="ce44"/>
          <table:table-cell table:style-name="ce35" table:formula="of:=(-[.K5]-SQRT([.M5]))/(2*[.J5])" office:value-type="float" office:value="3.13092328477098" calcext:value-type="float">
            <text:p>3.13</text:p>
          </table:table-cell>
          <table:table-cell table:style-name="ce35" table:formula="of:=(bs*bs - bf*bf +[.F5]*[.F5]+[.G5]*[.G5]-bt*bt +[.U5]*(2*bt-2*[.F5]) ) /(2*[.G5])" office:value-type="float" office:value="-7.61694014254371" calcext:value-type="float">
            <text:p>-7.62</text:p>
          </table:table-cell>
          <table:table-cell table:style-name="ce35" table:formula="of:=ATAN2(([.U5]-bt);[.V5]*-1 )" office:value-type="float" office:value="1.54245614422475" calcext:value-type="float">
            <text:p>1.54</text:p>
          </table:table-cell>
          <table:table-cell table:style-name="ce15" table:formula="of:=[.W5]*180/PI()" office:value-type="float" office:value="88.3762271481003" calcext:value-type="float">
            <text:p>88.4</text:p>
          </table:table-cell>
          <table:table-cell table:style-name="ce45" table:formula="of:=ATAN2([.V5]-[.G5];[.F5]-[.U5])" office:value-type="float" office:value="1.29767282582381" calcext:value-type="float">
            <text:p>1.298</text:p>
          </table:table-cell>
          <table:table-cell table:style-name="ce37" table:formula="of:=[.Y5]*180/PI()-btoa" office:value-type="float" office:value="57.2879885773549" calcext:value-type="float">
            <text:p>57.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1" calcext:value-type="float">
            <text:p>1</text:p>
          </table:table-cell>
          <table:table-cell table:style-name="ce35" table:formula="of:=ATAN2([.A6];[.C6])" office:value-type="float" office:value="0.0724419527474158" calcext:value-type="float">
            <text:p>0.07</text:p>
          </table:table-cell>
          <table:table-cell table:style-name="ce37" table:formula="of:=[.D6]*180/PI()" office:value-type="float" office:value="4.15061815211307" calcext:value-type="float">
            <text:p>4.2</text:p>
          </table:table-cell>
          <table:table-cell table:style-name="ce35" table:formula="of:=-1*([.C6]*SIN([.D6]*-1)-[.A6]*COS([.D6]*-1))" office:value-type="float" office:value="13.8162368248377" calcext:value-type="float">
            <text:p>13.82</text:p>
          </table:table-cell>
          <table:table-cell table:formula="of:=[.B6]" office:value-type="float" office:value="-10.6" calcext:value-type="float">
            <text:p>-10.6</text:p>
          </table:table-cell>
          <table:table-cell table:style-name="ce35" table:formula="of:=bs*bs-bf*bf+[.F6]*[.F6]+[.G6]*[.G6]-bt*bt" office:value-type="float" office:value="230.514094" calcext:value-type="float">
            <text:p>230.51</text:p>
          </table:table-cell>
          <table:table-cell table:style-name="ce35" table:formula="of:=2*bt-2*[.F6]" office:value-type="float" office:value="-21.8024736496753" calcext:value-type="float">
            <text:p>-21.80</text:p>
          </table:table-cell>
          <table:table-cell table:style-name="ce35" table:formula="of:=1+([.I6]*[.I6])/(4*[.G6]*[.G6])" office:value-type="float" office:value="2.05764475179064" calcext:value-type="float">
            <text:p>2.06</text:p>
          </table:table-cell>
          <table:table-cell table:style-name="ce35" table:formula="of:=(-2*bt)+(2*[.H6]*[.I6])/(4*[.G6]*[.G6])" office:value-type="float" office:value="-28.1946202399153" calcext:value-type="float">
            <text:p>-28.19</text:p>
          </table:table-cell>
          <table:table-cell table:style-name="ce35" table:formula="of:=bt*bt+([.H6]*[.H6])/(4*[.G6]*[.G6])-bs*bs" office:value-type="float" office:value="68.6616153449644" calcext:value-type="float">
            <text:p>68.66</text:p>
          </table:table-cell>
          <table:table-cell table:style-name="ce11" table:formula="of:=[.K6]*[.K6]-4*[.J6]*[.L6]" office:value-type="float" office:value="229.811760616908" calcext:value-type="float">
            <text:p>229.8</text:p>
          </table:table-cell>
          <table:table-cell table:style-name="ce35" table:formula="of:=(-[.K6]+SQRT([.M6]))/(2*[.J6])" office:value-type="float" office:value="10.5349000966474" calcext:value-type="float">
            <text:p>10.53</text:p>
          </table:table-cell>
          <table:table-cell table:style-name="ce35" table:formula="of:=(bs*bs - bf*bf +[.F6]*[.F6]+[.G6]*[.G6]-bt*bt +[.N6]*(2*bt-2*[.F6]) ) /(2*[.G6])" office:value-type="float" office:value="-0.0390194453247127" calcext:value-type="float">
            <text:p>-0.04</text:p>
          </table:table-cell>
          <table:table-cell table:style-name="ce35" table:formula="of:=ATAN2(([.N6]-bt);[.O6]*-1 )" office:value-type="float" office:value="0.00512068449466903" calcext:value-type="float">
            <text:p>0.01</text:p>
          </table:table-cell>
          <table:table-cell table:style-name="ce15" table:formula="of:=[.P6]*180/PI()" office:value-type="float" office:value="0.293393609762616" calcext:value-type="float">
            <text:p>0.3</text:p>
          </table:table-cell>
          <table:table-cell table:style-name="ce16" table:formula="of:=ATAN2([.O6]-[.G6];[.F6]-[.N6])" office:value-type="float" office:value="0.301247631527596" calcext:value-type="float">
            <text:p>0.301</text:p>
          </table:table-cell>
          <table:table-cell table:style-name="ce17" table:formula="of:=[.R6]*180/PI()-btoa" office:value-type="float" office:value="0.197030343678541" calcext:value-type="float">
            <text:p>0.2</text:p>
          </table:table-cell>
          <table:table-cell table:style-name="ce44"/>
          <table:table-cell table:style-name="ce35" table:formula="of:=(-[.K6]-SQRT([.M6]))/(2*[.J6])" office:value-type="float" office:value="3.16747501712254" calcext:value-type="float">
            <text:p>3.17</text:p>
          </table:table-cell>
          <table:table-cell table:style-name="ce35" table:formula="of:=(bs*bs - bf*bf +[.F6]*[.F6]+[.G6]*[.G6]-bt*bt +[.U6]*(2*bt-2*[.F6]) ) /(2*[.G6])" office:value-type="float" office:value="-7.61581619826326" calcext:value-type="float">
            <text:p>-7.62</text:p>
          </table:table-cell>
          <table:table-cell table:style-name="ce35" table:formula="of:=ATAN2(([.U6]-bt);[.V6]*-1 )" office:value-type="float" office:value="1.53765705712835" calcext:value-type="float">
            <text:p>1.54</text:p>
          </table:table-cell>
          <table:table-cell table:style-name="ce15" table:formula="of:=[.W6]*180/PI()" office:value-type="float" office:value="88.1012597119609" calcext:value-type="float">
            <text:p>88.1</text:p>
          </table:table-cell>
          <table:table-cell table:style-name="ce45" table:formula="of:=ATAN2([.V6]-[.G6];[.F6]-[.U6])" office:value-type="float" office:value="1.29756728043918" calcext:value-type="float">
            <text:p>1.298</text:p>
          </table:table-cell>
          <table:table-cell table:style-name="ce37" table:formula="of:=[.Y6]*180/PI()-btoa" office:value-type="float" office:value="57.2819412722682" calcext:value-type="float">
            <text:p>57.3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-10.6" calcext:value-type="float">
            <text:p>-10.6</text:p>
          </table:table-cell>
          <table:table-cell office:value-type="float" office:value="9.744" calcext:value-type="float">
            <text:p>9.744</text:p>
          </table:table-cell>
          <table:table-cell table:style-name="ce35" table:formula="of:=ATAN2([.A7];[.C7])" office:value-type="float" office:value="0.785398163397448" calcext:value-type="float">
            <text:p>0.79</text:p>
          </table:table-cell>
          <table:table-cell table:style-name="ce37" table:formula="of:=[.D7]*180/PI()" office:value-type="float" office:value="45" calcext:value-type="float">
            <text:p>45.0</text:p>
          </table:table-cell>
          <table:table-cell table:style-name="ce35" table:formula="of:=-1*([.C7]*SIN([.D7]*-1)-[.A7]*COS([.D7]*-1))" office:value-type="float" office:value="13.7800969517634" calcext:value-type="float">
            <text:p>13.78</text:p>
          </table:table-cell>
          <table:table-cell table:formula="of:=[.B7]" office:value-type="float" office:value="-10.6" calcext:value-type="float">
            <text:p>-10.6</text:p>
          </table:table-cell>
          <table:table-cell table:style-name="ce35" table:formula="of:=bs*bs-bf*bf+[.F7]*[.F7]+[.G7]*[.G7]-bt*bt" office:value-type="float" office:value="229.516766" calcext:value-type="float">
            <text:p>229.52</text:p>
          </table:table-cell>
          <table:table-cell table:style-name="ce35" table:formula="of:=2*bt-2*[.F7]" office:value-type="float" office:value="-21.7301939035269" calcext:value-type="float">
            <text:p>-21.73</text:p>
          </table:table-cell>
          <table:table-cell table:style-name="ce35" table:formula="of:=1+([.I7]*[.I7])/(4*[.G7]*[.G7])" office:value-type="float" office:value="2.05064375018885" calcext:value-type="float">
            <text:p>2.05</text:p>
          </table:table-cell>
          <table:table-cell table:style-name="ce35" table:formula="of:=(-2*bt)+(2*[.H7]*[.I7])/(4*[.G7]*[.G7])" office:value-type="float" office:value="-28.0240362641972" calcext:value-type="float">
            <text:p>-28.02</text:p>
          </table:table-cell>
          <table:table-cell table:style-name="ce35" table:formula="of:=bt*bt+([.H7]*[.H7])/(4*[.G7]*[.G7])-bs*bs" office:value-type="float" office:value="67.6407857402518" calcext:value-type="float">
            <text:p>67.64</text:p>
          </table:table-cell>
          <table:table-cell table:style-name="ce11" table:formula="of:=[.K7]*[.K7]-4*[.J7]*[.L7]" office:value-type="float" office:value="230.517990392601" calcext:value-type="float">
            <text:p>230.5</text:p>
          </table:table-cell>
          <table:table-cell table:style-name="ce35" table:formula="of:=(-[.K7]+SQRT([.M7]))/(2*[.J7])" office:value-type="float" office:value="10.5349491303338" calcext:value-type="float">
            <text:p>10.53</text:p>
          </table:table-cell>
          <table:table-cell table:style-name="ce35" table:formula="of:=(bs*bs - bf*bf +[.F7]*[.F7]+[.G7]*[.G7]-bt*bt +[.N7]*(2*bt-2*[.F7]) ) /(2*[.G7])" office:value-type="float" office:value="-0.0278433317950544" calcext:value-type="float">
            <text:p>-0.03</text:p>
          </table:table-cell>
          <table:table-cell table:style-name="ce35" table:formula="of:=ATAN2(([.N7]-bt);[.O7]*-1 )" office:value-type="float" office:value="0.00365398868164613" calcext:value-type="float">
            <text:p>0.00</text:p>
          </table:table-cell>
          <table:table-cell table:style-name="ce15" table:formula="of:=[.P7]*180/PI()" office:value-type="float" office:value="0.209358129846895" calcext:value-type="float">
            <text:p>0.2</text:p>
          </table:table-cell>
          <table:table-cell table:style-name="ce16" table:formula="of:=ATAN2([.O7]-[.G7];[.F7]-[.N7])" office:value-type="float" office:value="0.29782278541927" calcext:value-type="float">
            <text:p>0.298</text:p>
          </table:table-cell>
          <table:table-cell table:style-name="ce17" table:formula="of:=[.R7]*180/PI()-btoa" office:value-type="float" office:value="0.000801116189645512" calcext:value-type="float">
            <text:p>0.0</text:p>
          </table:table-cell>
          <table:table-cell table:style-name="ce44"/>
          <table:table-cell table:style-name="ce35" table:formula="of:=(-[.K7]-SQRT([.M7]))/(2*[.J7])" office:value-type="float" office:value="3.13102101275735" calcext:value-type="float">
            <text:p>3.13</text:p>
          </table:table-cell>
          <table:table-cell table:style-name="ce35" table:formula="of:=(bs*bs - bf*bf +[.F7]*[.F7]+[.G7]*[.G7]-bt*bt +[.U7]*(2*bt-2*[.F7]) ) /(2*[.G7])" office:value-type="float" office:value="-7.61693737154555" calcext:value-type="float">
            <text:p>-7.62</text:p>
          </table:table-cell>
          <table:table-cell table:style-name="ce35" table:formula="of:=ATAN2(([.U7]-bt);[.V7]*-1 )" office:value-type="float" office:value="1.54244331387525" calcext:value-type="float">
            <text:p>1.54</text:p>
          </table:table-cell>
          <table:table-cell table:style-name="ce15" table:formula="of:=[.W7]*180/PI()" office:value-type="float" office:value="88.3754920232244" calcext:value-type="float">
            <text:p>88.4</text:p>
          </table:table-cell>
          <table:table-cell table:style-name="ce45" table:formula="of:=ATAN2([.V7]-[.G7];[.F7]-[.U7])" office:value-type="float" office:value="1.29767256561363" calcext:value-type="float">
            <text:p>1.298</text:p>
          </table:table-cell>
          <table:table-cell table:style-name="ce37" table:formula="of:=[.Y7]*180/PI()-btoa" office:value-type="float" office:value="57.2879736684094" calcext:value-type="float">
            <text:p>57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6" calcext:value-type="float">
            <text:p>-10.6</text:p>
          </table:table-cell>
          <table:table-cell office:value-type="float" office:value="8.25" calcext:value-type="float">
            <text:p>8.25</text:p>
          </table:table-cell>
          <table:table-cell table:style-name="ce35" table:formula="of:=ATAN2([.A8];[.C8])" office:value-type="float" office:value="1.5707963267949" calcext:value-type="float">
            <text:p>1.57</text:p>
          </table:table-cell>
          <table:table-cell table:style-name="ce37" table:formula="of:=[.D8]*180/PI()" office:value-type="float" office:value="90" calcext:value-type="float">
            <text:p>90.0</text:p>
          </table:table-cell>
          <table:table-cell table:style-name="ce35" table:formula="of:=-1*([.C8]*SIN([.D8]*-1)-[.A8]*COS([.D8]*-1))" office:value-type="float" office:value="8.25" calcext:value-type="float">
            <text:p>8.25</text:p>
          </table:table-cell>
          <table:table-cell table:formula="of:=[.B8]" office:value-type="float" office:value="-10.6" calcext:value-type="float">
            <text:p>-10.6</text:p>
          </table:table-cell>
          <table:table-cell table:style-name="ce35" table:formula="of:=bs*bs-bf*bf+[.F8]*[.F8]+[.G8]*[.G8]-bt*bt" office:value-type="float" office:value="107.688194" calcext:value-type="float">
            <text:p>107.69</text:p>
          </table:table-cell>
          <table:table-cell table:style-name="ce35" table:formula="of:=2*bt-2*[.F8]" office:value-type="float" office:value="-10.67" calcext:value-type="float">
            <text:p>-10.67</text:p>
          </table:table-cell>
          <table:table-cell table:style-name="ce35" table:formula="of:=1+([.I8]*[.I8])/(4*[.G8]*[.G8])" office:value-type="float" office:value="1.25331278924884" calcext:value-type="float">
            <text:p>1.25</text:p>
          </table:table-cell>
          <table:table-cell table:style-name="ce35" table:formula="of:=(-2*bt)+(2*[.H8]*[.I8])/(4*[.G8]*[.G8])" office:value-type="float" office:value="-10.9431765307049" calcext:value-type="float">
            <text:p>-10.94</text:p>
          </table:table-cell>
          <table:table-cell table:style-name="ce35" table:formula="of:=bt*bt+([.H8]*[.H8])/(4*[.G8]*[.G8])-bs*bs" office:value-type="float" office:value="-23.7645158531024" calcext:value-type="float">
            <text:p>-23.76</text:p>
          </table:table-cell>
          <table:table-cell table:style-name="ce11" table:formula="of:=[.K8]*[.K8]-4*[.J8]*[.L8]" office:value-type="float" office:value="238.890599178171" calcext:value-type="float">
            <text:p>238.9</text:p>
          </table:table-cell>
          <table:table-cell table:style-name="ce35" table:formula="of:=(-[.K8]+SQRT([.M8]))/(2*[.J8])" office:value-type="float" office:value="10.5317933840861" calcext:value-type="float">
            <text:p>10.53</text:p>
          </table:table-cell>
          <table:table-cell table:style-name="ce35" table:formula="of:=(bs*bs - bf*bf +[.F8]*[.F8]+[.G8]*[.G8]-bt*bt +[.N8]*(2*bt-2*[.F8]) ) /(2*[.G8])" office:value-type="float" office:value="0.221039689065971" calcext:value-type="float">
            <text:p>0.22</text:p>
          </table:table-cell>
          <table:table-cell table:style-name="ce35" table:formula="of:=ATAN2(([.N8]-bt);[.O8]*-1 )" office:value-type="float" office:value="-0.0290119028800325" calcext:value-type="float">
            <text:p>-0.03</text:p>
          </table:table-cell>
          <table:table-cell table:style-name="ce15" table:formula="of:=[.P8]*180/PI()" office:value-type="float" office:value="-1.6622595906693" calcext:value-type="float">
            <text:p>-1.7</text:p>
          </table:table-cell>
          <table:table-cell table:style-name="ce16" table:formula="of:=ATAN2([.O8]-[.G8];[.F8]-[.N8])" office:value-type="float" office:value="-0.20782182853678" calcext:value-type="float">
            <text:p>-0.208</text:p>
          </table:table-cell>
          <table:table-cell table:style-name="ce17" table:formula="of:=[.R8]*180/PI()-btoa" office:value-type="float" office:value="-28.9705011970138" calcext:value-type="float">
            <text:p>-29.0</text:p>
          </table:table-cell>
          <table:table-cell table:style-name="ce44"/>
          <table:table-cell table:style-name="ce35" table:formula="of:=(-[.K8]-SQRT([.M8]))/(2*[.J8])" office:value-type="float" office:value="-1.80039239258777" calcext:value-type="float">
            <text:p>-1.80</text:p>
          </table:table-cell>
          <table:table-cell table:style-name="ce35" table:formula="of:=(bs*bs - bf*bf +[.F8]*[.F8]+[.G8]*[.G8]-bt*bt +[.U8]*(2*bt-2*[.F8]) ) /(2*[.G8])" office:value-type="float" office:value="-5.98577268060903" calcext:value-type="float">
            <text:p>-5.99</text:p>
          </table:table-cell>
          <table:table-cell table:style-name="ce35" table:formula="of:=ATAN2(([.U8]-bt);[.V8]*-1 )" office:value-type="float" office:value="2.23803330020781" calcext:value-type="float">
            <text:p>2.24</text:p>
          </table:table-cell>
          <table:table-cell table:style-name="ce15" table:formula="of:=[.W8]*180/PI()" office:value-type="float" office:value="128.229862511643" calcext:value-type="float">
            <text:p>128.2</text:p>
          </table:table-cell>
          <table:table-cell table:style-name="ce45" table:formula="of:=ATAN2([.V8]-[.G8];[.F8]-[.U8])" office:value-type="float" office:value="1.14039308479879" calcext:value-type="float">
            <text:p>1.140</text:p>
          </table:table-cell>
          <table:table-cell table:style-name="ce37" table:formula="of:=[.Y8]*180/PI()-btoa" office:value-type="float" office:value="48.2765232137106" calcext:value-type="float">
            <text:p>48.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9];[.C9])" office:value-type="float" office:value="0" calcext:value-type="float">
            <text:p>0.00</text:p>
          </table:table-cell>
          <table:table-cell table:style-name="ce37" table:formula="of:=[.D9]*180/PI()" office:value-type="float" office:value="0" calcext:value-type="float">
            <text:p>0.0</text:p>
          </table:table-cell>
          <table:table-cell table:style-name="ce35" table:formula="of:=-1*([.C9]*SIN([.D9]*-1)-[.A9]*COS([.D9]*-1))" office:value-type="float" office:value="13.78" calcext:value-type="float">
            <text:p>13.78</text:p>
          </table:table-cell>
          <table:table-cell table:formula="of:=[.B9]" office:value-type="float" office:value="-5" calcext:value-type="float">
            <text:p>-5</text:p>
          </table:table-cell>
          <table:table-cell table:style-name="ce35" table:formula="of:=bs*bs-bf*bf+[.F9]*[.F9]+[.G9]*[.G9]-bt*bt" office:value-type="float" office:value="142.154094" calcext:value-type="float">
            <text:p>142.15</text:p>
          </table:table-cell>
          <table:table-cell table:style-name="ce35" table:formula="of:=2*bt-2*[.F9]" office:value-type="float" office:value="-21.73" calcext:value-type="float">
            <text:p>-21.73</text:p>
          </table:table-cell>
          <table:table-cell table:style-name="ce35" table:formula="of:=1+([.I9]*[.I9])/(4*[.G9]*[.G9])" office:value-type="float" office:value="5.721929" calcext:value-type="float">
            <text:p>5.72</text:p>
          </table:table-cell>
          <table:table-cell table:style-name="ce35" table:formula="of:=(-2*bt)+(2*[.H9]*[.I9])/(4*[.G9]*[.G9])" office:value-type="float" office:value="-67.6101692524" calcext:value-type="float">
            <text:p>-67.61</text:p>
          </table:table-cell>
          <table:table-cell table:style-name="ce35" table:formula="of:=bt*bt+([.H9]*[.H9])/(4*[.G9]*[.G9])-bs*bs" office:value-type="float" office:value="152.510689409608" calcext:value-type="float">
            <text:p>152.51</text:p>
          </table:table-cell>
          <table:table-cell table:style-name="ce11" table:formula="of:=[.K9]*[.K9]-4*[.J9]*[.L9]" office:value-type="float" office:value="1080.51364016685" calcext:value-type="float">
            <text:p>1080.5</text:p>
          </table:table-cell>
          <table:table-cell table:style-name="ce35" table:formula="of:=(-[.K9]+SQRT([.M9]))/(2*[.J9])" office:value-type="float" office:value="8.78037254220035" calcext:value-type="float">
            <text:p>8.78</text:p>
          </table:table-cell>
          <table:table-cell table:style-name="ce35" table:formula="of:=(bs*bs - bf*bf +[.F9]*[.F9]+[.G9]*[.G9]-bt*bt +[.N9]*(2*bt-2*[.F9]) ) /(2*[.G9])" office:value-type="float" office:value="4.86434013420137" calcext:value-type="float">
            <text:p>4.86</text:p>
          </table:table-cell>
          <table:table-cell table:style-name="ce35" table:formula="of:=ATAN2(([.N9]-bt);[.O9]*-1 )" office:value-type="float" office:value="-0.692372080098404" calcext:value-type="float">
            <text:p>-0.69</text:p>
          </table:table-cell>
          <table:table-cell table:style-name="ce15" table:formula="of:=[.P9]*180/PI()" office:value-type="float" office:value="-39.6699980423323" calcext:value-type="float">
            <text:p>-39.7</text:p>
          </table:table-cell>
          <table:table-cell table:style-name="ce16" table:formula="of:=ATAN2([.O9]-[.G9];[.F9]-[.N9])" office:value-type="float" office:value="0.469103438985654" calcext:value-type="float">
            <text:p>0.469</text:p>
          </table:table-cell>
          <table:table-cell table:style-name="ce17" table:formula="of:=[.R9]*180/PI()-btoa" office:value-type="float" office:value="9.81445967778585" calcext:value-type="float">
            <text:p>9.8</text:p>
          </table:table-cell>
          <table:table-cell table:style-name="ce44"/>
          <table:table-cell table:style-name="ce35" table:formula="of:=(-[.K9]-SQRT([.M9]))/(2*[.J9])" office:value-type="float" office:value="3.03560232438747" calcext:value-type="float">
            <text:p>3.04</text:p>
          </table:table-cell>
          <table:table-cell table:style-name="ce35" table:formula="of:=(bs*bs - bf*bf +[.F9]*[.F9]+[.G9]*[.G9]-bt*bt +[.U9]*(2*bt-2*[.F9]) ) /(2*[.G9])" office:value-type="float" office:value="-7.61904554910602" calcext:value-type="float">
            <text:p>-7.62</text:p>
          </table:table-cell>
          <table:table-cell table:style-name="ce35" table:formula="of:=ATAN2(([.U9]-bt);[.V9]*-1 )" office:value-type="float" office:value="1.55496858925829" calcext:value-type="float">
            <text:p>1.55</text:p>
          </table:table-cell>
          <table:table-cell table:style-name="ce15" table:formula="of:=[.W9]*180/PI()" office:value-type="float" office:value="89.0931374399117" calcext:value-type="float">
            <text:p>89.1</text:p>
          </table:table-cell>
          <table:table-cell table:style-name="ce45" table:formula="of:=ATAN2([.V9]-[.G9];[.F9]-[.U9])" office:value-type="float" office:value="1.80989270544425" calcext:value-type="float">
            <text:p>1.810</text:p>
          </table:table-cell>
          <table:table-cell table:style-name="ce37" table:formula="of:=[.Y9]*180/PI()-btoa" office:value-type="float" office:value="86.636025862305" calcext:value-type="float">
            <text:p>86.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0];[.C10])" office:value-type="float" office:value="0" calcext:value-type="float">
            <text:p>0.00</text:p>
          </table:table-cell>
          <table:table-cell table:style-name="ce37" table:formula="of:=[.D10]*180/PI()" office:value-type="float" office:value="0" calcext:value-type="float">
            <text:p>0.0</text:p>
          </table:table-cell>
          <table:table-cell table:style-name="ce35" table:formula="of:=-1*([.C10]*SIN([.D10]*-1)-[.A10]*COS([.D10]*-1))" office:value-type="float" office:value="13.78" calcext:value-type="float">
            <text:p>13.78</text:p>
          </table:table-cell>
          <table:table-cell table:formula="of:=[.B10]" office:value-type="float" office:value="-11.6" calcext:value-type="float">
            <text:p>-11.6</text:p>
          </table:table-cell>
          <table:table-cell table:style-name="ce35" table:formula="of:=bs*bs-bf*bf+[.F10]*[.F10]+[.G10]*[.G10]-bt*bt" office:value-type="float" office:value="251.714094" calcext:value-type="float">
            <text:p>251.71</text:p>
          </table:table-cell>
          <table:table-cell table:style-name="ce35" table:formula="of:=2*bt-2*[.F10]" office:value-type="float" office:value="-21.73" calcext:value-type="float">
            <text:p>-21.73</text:p>
          </table:table-cell>
          <table:table-cell table:style-name="ce35" table:formula="of:=1+([.I10]*[.I10])/(4*[.G10]*[.G10])" office:value-type="float" office:value="1.87729061385256" calcext:value-type="float">
            <text:p>1.88</text:p>
          </table:table-cell>
          <table:table-cell table:style-name="ce35" table:formula="of:=(-2*bt)+(2*[.H10]*[.I10])/(4*[.G10]*[.G10])" office:value-type="float" office:value="-26.1545662255499" calcext:value-type="float">
            <text:p>-26.15</text:p>
          </table:table-cell>
          <table:table-cell table:style-name="ce35" table:formula="of:=bt*bt+([.H10]*[.H10])/(4*[.G10]*[.G10])-bs*bs" office:value-type="float" office:value="68.1498009182536" calcext:value-type="float">
            <text:p>68.15</text:p>
          </table:table-cell>
          <table:table-cell table:style-name="ce11" table:formula="of:=[.K10]*[.K10]-4*[.J10]*[.L10]" office:value-type="float" office:value="172.313408047646" calcext:value-type="float">
            <text:p>172.3</text:p>
          </table:table-cell>
          <table:table-cell table:style-name="ce35" table:formula="of:=(-[.K10]+SQRT([.M10]))/(2*[.J10])" office:value-type="float" office:value="10.4622550488607" calcext:value-type="float">
            <text:p>10.46</text:p>
          </table:table-cell>
          <table:table-cell table:style-name="ce35" table:formula="of:=(bs*bs - bf*bf +[.F10]*[.F10]+[.G10]*[.G10]-bt*bt +[.N10]*(2*bt-2*[.F10]) ) /(2*[.G10])" office:value-type="float" office:value="-1.05040050811457" calcext:value-type="float">
            <text:p>-1.05</text:p>
          </table:table-cell>
          <table:table-cell table:style-name="ce35" table:formula="of:=ATAN2(([.N10]-bt);[.O10]*-1 )" office:value-type="float" office:value="0.138288176202345" calcext:value-type="float">
            <text:p>0.14</text:p>
          </table:table-cell>
          <table:table-cell table:style-name="ce15" table:formula="of:=[.P10]*180/PI()" office:value-type="float" office:value="7.92332885295581" calcext:value-type="float">
            <text:p>7.9</text:p>
          </table:table-cell>
          <table:table-cell table:style-name="ce16" table:formula="of:=ATAN2([.O10]-[.G10];[.F10]-[.N10])" office:value-type="float" office:value="0.304696914945802" calcext:value-type="float">
            <text:p>0.305</text:p>
          </table:table-cell>
          <table:table-cell table:style-name="ce17" table:formula="of:=[.R10]*180/PI()-btoa" office:value-type="float" office:value="0.394659725886175" calcext:value-type="float">
            <text:p>0.4</text:p>
          </table:table-cell>
          <table:table-cell/>
          <table:table-cell table:style-name="ce35" table:formula="of:=(-[.K10]-SQRT([.M10]))/(2*[.J10])" office:value-type="float" office:value="3.46982666110742" calcext:value-type="float">
            <text:p>3.47</text:p>
          </table:table-cell>
          <table:table-cell table:style-name="ce35" table:formula="of:=(bs*bs - bf*bf +[.F10]*[.F10]+[.G10]*[.G10]-bt*bt +[.U10]*(2*bt-2*[.F10]) ) /(2*[.G10])" office:value-type="float" office:value="-7.59977416612654" calcext:value-type="float">
            <text:p>-7.60</text:p>
          </table:table-cell>
          <table:table-cell table:style-name="ce35" table:formula="of:=ATAN2(([.U10]-bt);[.V10]*-1 )" office:value-type="float" office:value="1.49791993877949" calcext:value-type="float">
            <text:p>1.50</text:p>
          </table:table-cell>
          <table:table-cell table:style-name="ce15" table:formula="of:=[.W10]*180/PI()" office:value-type="float" office:value="85.8244905405597" calcext:value-type="float">
            <text:p>85.8</text:p>
          </table:table-cell>
          <table:table-cell table:style-name="ce45" table:formula="of:=ATAN2([.V10]-[.G10];[.F10]-[.U10])" office:value-type="float" office:value="1.20068762366215" calcext:value-type="float">
            <text:p>1.201</text:p>
          </table:table-cell>
          <table:table-cell table:style-name="ce37" table:formula="of:=[.Y10]*180/PI()-btoa" office:value-type="float" office:value="51.7311458182686" calcext:value-type="float">
            <text:p>51.7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1];[.C11])" office:value-type="float" office:value="0" calcext:value-type="float">
            <text:p>0.00</text:p>
          </table:table-cell>
          <table:table-cell table:style-name="ce37" table:formula="of:=[.D11]*180/PI()" office:value-type="float" office:value="0" calcext:value-type="float">
            <text:p>0.0</text:p>
          </table:table-cell>
          <table:table-cell table:style-name="ce35" table:formula="of:=-1*([.C11]*SIN([.D11]*-1)-[.A11]*COS([.D11]*-1))" office:value-type="float" office:value="13.78" calcext:value-type="float">
            <text:p>13.78</text:p>
          </table:table-cell>
          <table:table-cell table:formula="of:=[.B11]" office:value-type="float" office:value="-9.6" calcext:value-type="float">
            <text:p>-9.6</text:p>
          </table:table-cell>
          <table:table-cell table:style-name="ce35" table:formula="of:=bs*bs-bf*bf+[.F11]*[.F11]+[.G11]*[.G11]-bt*bt" office:value-type="float" office:value="209.314094" calcext:value-type="float">
            <text:p>209.31</text:p>
          </table:table-cell>
          <table:table-cell table:style-name="ce35" table:formula="of:=2*bt-2*[.F11]" office:value-type="float" office:value="-21.73" calcext:value-type="float">
            <text:p>-21.73</text:p>
          </table:table-cell>
          <table:table-cell table:style-name="ce35" table:formula="of:=1+([.I11]*[.I11])/(4*[.G11]*[.G11])" office:value-type="float" office:value="2.28090521918403" calcext:value-type="float">
            <text:p>2.28</text:p>
          </table:table-cell>
          <table:table-cell table:style-name="ce35" table:formula="of:=(-2*bt)+(2*[.H11]*[.I11])/(4*[.G11]*[.G11])" office:value-type="float" office:value="-30.5066236036241" calcext:value-type="float">
            <text:p>-30.51</text:p>
          </table:table-cell>
          <table:table-cell table:style-name="ce35" table:formula="of:=bt*bt+([.H11]*[.H11])/(4*[.G11]*[.G11])-bs*bs" office:value-type="float" office:value="69.2815390490474" calcext:value-type="float">
            <text:p>69.28</text:p>
          </table:table-cell>
          <table:table-cell table:style-name="ce11" table:formula="of:=[.K11]*[.K11]-4*[.J11]*[.L11]" office:value-type="float" office:value="298.5555876529" calcext:value-type="float">
            <text:p>298.6</text:p>
          </table:table-cell>
          <table:table-cell table:style-name="ce35" table:formula="of:=(-[.K11]+SQRT([.M11]))/(2*[.J11])" office:value-type="float" office:value="10.4750921638736" calcext:value-type="float">
            <text:p>10.48</text:p>
          </table:table-cell>
          <table:table-cell table:style-name="ce35" table:formula="of:=(bs*bs - bf*bf +[.F11]*[.F11]+[.G11]*[.G11]-bt*bt +[.N11]*(2*bt-2*[.F11]) ) /(2*[.G11])" office:value-type="float" office:value="0.953628058384011" calcext:value-type="float">
            <text:p>0.95</text:p>
          </table:table-cell>
          <table:table-cell table:style-name="ce35" table:formula="of:=ATAN2(([.N11]-bt);[.O11]*-1 )" office:value-type="float" office:value="-0.125477042017353" calcext:value-type="float">
            <text:p>-0.13</text:p>
          </table:table-cell>
          <table:table-cell table:style-name="ce43" table:formula="of:=[.P11]*180/PI()" office:value-type="float" office:value="-7.18930493338004" calcext:value-type="float">
            <text:p>-7.2</text:p>
          </table:table-cell>
          <table:table-cell table:style-name="ce16" table:formula="of:=ATAN2([.O11]-[.G11];[.F11]-[.N11])" office:value-type="float" office:value="0.303480313039863" calcext:value-type="float">
            <text:p>0.303</text:p>
          </table:table-cell>
          <table:table-cell table:style-name="ce17" table:formula="of:=[.R11]*180/PI()-btoa" office:value-type="float" office:value="0.324953571328304" calcext:value-type="float">
            <text:p>0.3</text:p>
          </table:table-cell>
          <table:table-cell/>
          <table:table-cell table:style-name="ce35" table:formula="of:=(-[.K11]-SQRT([.M11]))/(2*[.J11])" office:value-type="float" office:value="2.89969576990018" calcext:value-type="float">
            <text:p>2.90</text:p>
          </table:table-cell>
          <table:table-cell table:style-name="ce35" table:formula="of:=(bs*bs - bf*bf +[.F11]*[.F11]+[.G11]*[.G11]-bt*bt +[.U11]*(2*bt-2*[.F11]) ) /(2*[.G11])" office:value-type="float" office:value="-7.6199846312536" calcext:value-type="float">
            <text:p>-7.62</text:p>
          </table:table-cell>
          <table:table-cell table:style-name="ce35" table:formula="of:=ATAN2(([.U11]-bt);[.V11]*-1 )" office:value-type="float" office:value="1.57280475729212" calcext:value-type="float">
            <text:p>1.57</text:p>
          </table:table-cell>
          <table:table-cell table:style-name="ce15" table:formula="of:=[.W11]*180/PI()" office:value-type="float" office:value="90.1150745909363" calcext:value-type="float">
            <text:p>90.1</text:p>
          </table:table-cell>
          <table:table-cell table:style-name="ce45" table:formula="of:=ATAN2([.V11]-[.G11];[.F11]-[.U11])" office:value-type="float" office:value="1.39078462527516" calcext:value-type="float">
            <text:p>1.391</text:p>
          </table:table-cell>
          <table:table-cell table:style-name="ce37" table:formula="of:=[.Y11]*180/PI()-btoa" office:value-type="float" office:value="62.6229017087857" calcext:value-type="float">
            <text:p>6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2];[.C12])" office:value-type="float" office:value="0" calcext:value-type="float">
            <text:p>0.00</text:p>
          </table:table-cell>
          <table:table-cell table:style-name="ce37" table:formula="of:=[.D12]*180/PI()" office:value-type="float" office:value="0" calcext:value-type="float">
            <text:p>0.0</text:p>
          </table:table-cell>
          <table:table-cell table:style-name="ce35" table:formula="of:=-1*([.C12]*SIN([.D12]*-1)-[.A12]*COS([.D12]*-1))" office:value-type="float" office:value="12" calcext:value-type="float">
            <text:p>12.00</text:p>
          </table:table-cell>
          <table:table-cell table:formula="of:=[.B12]" office:value-type="float" office:value="-5" calcext:value-type="float">
            <text:p>-5</text:p>
          </table:table-cell>
          <table:table-cell table:style-name="ce35" table:formula="of:=bs*bs-bf*bf+[.F12]*[.F12]+[.G12]*[.G12]-bt*bt" office:value-type="float" office:value="96.265694" calcext:value-type="float">
            <text:p>96.27</text:p>
          </table:table-cell>
          <table:table-cell table:style-name="ce35" table:formula="of:=2*bt-2*[.F12]" office:value-type="float" office:value="-18.17" calcext:value-type="float">
            <text:p>-18.17</text:p>
          </table:table-cell>
          <table:table-cell table:style-name="ce35" table:formula="of:=1+([.I12]*[.I12])/(4*[.G12]*[.G12])" office:value-type="float" office:value="4.301489" calcext:value-type="float">
            <text:p>4.30</text:p>
          </table:table-cell>
          <table:table-cell table:style-name="ce35" table:formula="of:=(-2*bt)+(2*[.H12]*[.I12])/(4*[.G12]*[.G12])" office:value-type="float" office:value="-40.8129531996" calcext:value-type="float">
            <text:p>-40.81</text:p>
          </table:table-cell>
          <table:table-cell table:style-name="ce35" table:formula="of:=bt*bt+([.H12]*[.H12])/(4*[.G12]*[.G12])-bs*bs" office:value-type="float" office:value="43.1036634130164" calcext:value-type="float">
            <text:p>43.10</text:p>
          </table:table-cell>
          <table:table-cell table:style-name="ce11" table:formula="of:=[.K12]*[.K12]-4*[.J12]*[.L12]" office:value-type="float" office:value="924.057412749571" calcext:value-type="float">
            <text:p>924.1</text:p>
          </table:table-cell>
          <table:table-cell table:style-name="ce35" table:formula="of:=(-[.K12]+SQRT([.M12]))/(2*[.J12])" office:value-type="float" office:value="8.27751342180225" calcext:value-type="float">
            <text:p>8.28</text:p>
          </table:table-cell>
          <table:table-cell table:style-name="ce35" table:formula="of:=(bs*bs - bf*bf +[.F12]*[.F12]+[.G12]*[.G12]-bt*bt +[.N12]*(2*bt-2*[.F12]) ) /(2*[.G12])" office:value-type="float" office:value="5.41367248741468" calcext:value-type="float">
            <text:p>5.41</text:p>
          </table:table-cell>
          <table:table-cell table:style-name="ce35" table:formula="of:=ATAN2(([.N12]-bt);[.O12]*-1 )" office:value-type="float" office:value="-0.790145546349811" calcext:value-type="float">
            <text:p>-0.79</text:p>
          </table:table-cell>
          <table:table-cell table:style-name="ce43" table:formula="of:=[.P12]*180/PI()" office:value-type="float" office:value="-45.2720050069028" calcext:value-type="float">
            <text:p>-45.3</text:p>
          </table:table-cell>
          <table:table-cell table:style-name="ce16" table:formula="of:=ATAN2([.O12]-[.G12];[.F12]-[.N12])" office:value-type="float" office:value="0.343306474297524" calcext:value-type="float">
            <text:p>0.343</text:p>
          </table:table-cell>
          <table:table-cell table:style-name="ce17" table:formula="of:=[.R12]*180/PI()-btoa" office:value-type="float" office:value="2.60682452559975" calcext:value-type="float">
            <text:p>2.6</text:p>
          </table:table-cell>
          <table:table-cell/>
          <table:table-cell table:style-name="ce35" table:formula="of:=(-[.K12]-SQRT([.M12]))/(2*[.J12])" office:value-type="float" office:value="1.21058551314795" calcext:value-type="float">
            <text:p>1.21</text:p>
          </table:table-cell>
          <table:table-cell table:style-name="ce35" table:formula="of:=(bs*bs - bf*bf +[.F12]*[.F12]+[.G12]*[.G12]-bt*bt +[.U12]*(2*bt-2*[.F12]) ) /(2*[.G12])" office:value-type="float" office:value="-7.42693552261018" calcext:value-type="float">
            <text:p>-7.43</text:p>
          </table:table-cell>
          <table:table-cell table:style-name="ce35" table:formula="of:=ATAN2(([.U12]-bt);[.V12]*-1 )" office:value-type="float" office:value="1.79638118661167" calcext:value-type="float">
            <text:p>1.80</text:p>
          </table:table-cell>
          <table:table-cell table:style-name="ce15" table:formula="of:=[.W12]*180/PI()" office:value-type="float" office:value="102.925060389551" calcext:value-type="float">
            <text:p>102.9</text:p>
          </table:table-cell>
          <table:table-cell table:style-name="ce45" table:formula="of:=ATAN2([.V12]-[.G12];[.F12]-[.U12])" office:value-type="float" office:value="1.79205053903041" calcext:value-type="float">
            <text:p>1.792</text:p>
          </table:table-cell>
          <table:table-cell table:style-name="ce37" table:formula="of:=[.Y12]*180/PI()-btoa" office:value-type="float" office:value="85.613745029422" calcext:value-type="float">
            <text:p>85.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3];[.C13])" office:value-type="float" office:value="0" calcext:value-type="float">
            <text:p>0.00</text:p>
          </table:table-cell>
          <table:table-cell table:style-name="ce37" table:formula="of:=[.D13]*180/PI()" office:value-type="float" office:value="0" calcext:value-type="float">
            <text:p>0.0</text:p>
          </table:table-cell>
          <table:table-cell table:style-name="ce35" table:formula="of:=-1*([.C13]*SIN([.D13]*-1)-[.A13]*COS([.D13]*-1))" office:value-type="float" office:value="13.78" calcext:value-type="float">
            <text:p>13.78</text:p>
          </table:table-cell>
          <table:table-cell table:formula="of:=[.B13]" office:value-type="float" office:value="-7.1" calcext:value-type="float">
            <text:p>-7.1</text:p>
          </table:table-cell>
          <table:table-cell table:style-name="ce35" table:formula="of:=bs*bs-bf*bf+[.F13]*[.F13]+[.G13]*[.G13]-bt*bt" office:value-type="float" office:value="167.564094" calcext:value-type="float">
            <text:p>167.56</text:p>
          </table:table-cell>
          <table:table-cell table:style-name="ce35" table:formula="of:=2*bt-2*[.F13]" office:value-type="float" office:value="-21.73" calcext:value-type="float">
            <text:p>-21.73</text:p>
          </table:table-cell>
          <table:table-cell table:style-name="ce35" table:formula="of:=1+([.I13]*[.I13])/(4*[.G13]*[.G13])" office:value-type="float" office:value="3.34176205118032" calcext:value-type="float">
            <text:p>3.34</text:p>
          </table:table-cell>
          <table:table-cell table:style-name="ce35" table:formula="of:=(-2*bt)+(2*[.H13]*[.I13])/(4*[.G13]*[.G13])" office:value-type="float" office:value="-41.945530277921" calcext:value-type="float">
            <text:p>-41.95</text:p>
          </table:table-cell>
          <table:table-cell table:style-name="ce35" table:formula="of:=bt*bt+([.H13]*[.H13])/(4*[.G13]*[.G13])-bs*bs" office:value-type="float" office:value="89.6796291957987" calcext:value-type="float">
            <text:p>89.68</text:p>
          </table:table-cell>
          <table:table-cell table:style-name="ce11" table:formula="of:=[.K13]*[.K13]-4*[.J13]*[.L13]" office:value-type="float" office:value="560.675583854221" calcext:value-type="float">
            <text:p>560.7</text:p>
          </table:table-cell>
          <table:table-cell table:style-name="ce35" table:formula="of:=(-[.K13]+SQRT([.M13]))/(2*[.J13])" office:value-type="float" office:value="9.81878997022305" calcext:value-type="float">
            <text:p>9.82</text:p>
          </table:table-cell>
          <table:table-cell table:style-name="ce35" table:formula="of:=(bs*bs - bf*bf +[.F13]*[.F13]+[.G13]*[.G13]-bt*bt +[.N13]*(2*bt-2*[.F13]) ) /(2*[.G13])" office:value-type="float" office:value="3.22522620091175" calcext:value-type="float">
            <text:p>3.23</text:p>
          </table:table-cell>
          <table:table-cell table:style-name="ce35" table:formula="of:=ATAN2(([.N13]-bt);[.O13]*-1 )" office:value-type="float" office:value="-0.437038337230782" calcext:value-type="float">
            <text:p>-0.44</text:p>
          </table:table-cell>
          <table:table-cell table:style-name="ce43" table:formula="of:=[.P13]*180/PI()" office:value-type="float" office:value="-25.040452208739" calcext:value-type="float">
            <text:p>-25.0</text:p>
          </table:table-cell>
          <table:table-cell table:style-name="ce16" table:formula="of:=ATAN2([.O13]-[.G13];[.F13]-[.N13])" office:value-type="float" office:value="0.366327263618599" calcext:value-type="float">
            <text:p>0.366</text:p>
          </table:table-cell>
          <table:table-cell table:style-name="ce17" table:formula="of:=[.R13]*180/PI()-btoa" office:value-type="float" office:value="3.92581859475716" calcext:value-type="float">
            <text:p>3.9</text:p>
          </table:table-cell>
          <table:table-cell/>
          <table:table-cell table:style-name="ce35" table:formula="of:=(-[.K13]-SQRT([.M13]))/(2*[.J13])" office:value-type="float" office:value="2.73313013525117" calcext:value-type="float">
            <text:p>2.73</text:p>
          </table:table-cell>
          <table:table-cell table:style-name="ce35" table:formula="of:=(bs*bs - bf*bf +[.F13]*[.F13]+[.G13]*[.G13]-bt*bt +[.U13]*(2*bt-2*[.F13]) ) /(2*[.G13])" office:value-type="float" office:value="-7.61782930711212" calcext:value-type="float">
            <text:p>-7.62</text:p>
          </table:table-cell>
          <table:table-cell table:style-name="ce35" table:formula="of:=ATAN2(([.U13]-bt);[.V13]*-1 )" office:value-type="float" office:value="1.59466602972687" calcext:value-type="float">
            <text:p>1.59</text:p>
          </table:table-cell>
          <table:table-cell table:style-name="ce15" table:formula="of:=[.W13]*180/PI()" office:value-type="float" office:value="91.3676332362332" calcext:value-type="float">
            <text:p>91.4</text:p>
          </table:table-cell>
          <table:table-cell table:style-name="ce45" table:formula="of:=ATAN2([.V13]-[.G13];[.F13]-[.U13])" office:value-type="float" office:value="1.6176376974751" calcext:value-type="float">
            <text:p>1.618</text:p>
          </table:table-cell>
          <table:table-cell table:style-name="ce37" table:formula="of:=[.Y13]*180/PI()-btoa" office:value-type="float" office:value="75.6206253154189" calcext:value-type="float">
            <text:p>75.6</text:p>
          </table:table-cell>
        </table:table-row>
        <table:table-row table:style-name="ro1" table:number-rows-repeated="104856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>
        <table:named-range table:name="bf" table:base-cell-address="$Sheet1.$D$1" table:cell-range-address="$Sheet1.$D$1"/>
        <table:named-range table:name="bs" table:base-cell-address="$Sheet1.$B$1" table:cell-range-address="$Sheet1.$B$1"/>
        <table:named-range table:name="bt" table:base-cell-address="$Sheet1.$F$1" table:cell-range-address="$Sheet1.$F$1"/>
        <table:named-range table:name="btoa" table:base-cell-address="$Sheet1.$H$1" table:cell-range-address="$Sheet1.$H$1"/>
        <table:named-range table:name="btod" table:base-cell-address="$Sheet1.$J$1" table:cell-range-address="$Sheet1.$J$1"/>
      </table:named-expressions>
      <table:database-ranges>
        <table:database-range table:name="__Anonymous_Sheet_DB__0" table:target-range-address="Sheet1.A5:Sheet1.S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00-00-00</text:date>, <text:time style:data-style-name="N2" text:time-value="22:36:11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25:10.890000000</meta:creation-date>
    <dc:date>2022-01-03T23:44:25.205000000</dc:date>
    <meta:editing-duration>P1DT8H32M38S</meta:editing-duration>
    <meta:editing-cycles>11</meta:editing-cycles>
    <meta:generator>LibreOffice/7.1.8.1$Windows_X86_64 LibreOffice_project/e1f30c802c3269a1d052614453f260e49458c82c</meta:generator>
    <meta:document-statistic meta:table-count="1" meta:cell-count="260" meta:object-count="0"/>
  </office:meta>
</office:document-meta>
</file>